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72b1" officeooo:paragraph-rsid="000c72b1"/>
    </style:style>
    <style:style style:name="P2" style:family="paragraph" style:parent-style-name="Standard">
      <style:paragraph-properties fo:text-align="justify" style:justify-single-word="false"/>
      <style:text-properties officeooo:rsid="001160e6" officeooo:paragraph-rsid="000c72b1"/>
    </style:style>
    <style:style style:name="P3" style:family="paragraph" style:parent-style-name="Standard">
      <style:paragraph-properties fo:text-align="justify" style:justify-single-word="false"/>
      <style:text-properties officeooo:rsid="000e27dc" officeooo:paragraph-rsid="000e27dc"/>
    </style:style>
    <style:style style:name="P4" style:family="paragraph" style:parent-style-name="Standard">
      <style:paragraph-properties fo:text-align="justify" style:justify-single-word="false"/>
      <style:text-properties officeooo:rsid="000fbd28" officeooo:paragraph-rsid="000fbd28"/>
    </style:style>
    <style:style style:name="P5" style:family="paragraph" style:parent-style-name="Standard">
      <style:paragraph-properties fo:text-align="justify" style:justify-single-word="false"/>
      <style:text-properties fo:color="#000000" fo:font-style="italic" officeooo:rsid="000f17cc" officeooo:paragraph-rsid="000fbd28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color="#000000" fo:font-style="italic" officeooo:rsid="000f17cc" officeooo:paragraph-rsid="000fbd28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fo:color="#000000" fo:font-style="normal" fo:font-weight="bold" officeooo:rsid="000f17cc" officeooo:paragraph-rsid="000fbd28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ff0000" fo:font-style="italic" officeooo:rsid="000f17cc" officeooo:paragraph-rsid="000fbd28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color="#c9211e" officeooo:rsid="000fbd28" officeooo:paragraph-rsid="000fbd28"/>
    </style:style>
    <style:style style:name="P10" style:family="paragraph" style:parent-style-name="Standard">
      <style:paragraph-properties fo:text-align="justify" style:justify-single-word="false"/>
      <style:text-properties fo:color="#c9211e" officeooo:rsid="000e27dc" officeooo:paragraph-rsid="000e27dc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72b1" officeooo:paragraph-rsid="000c72b1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ff0000" style:text-line-through-style="none" style:text-line-through-type="none" fo:font-style="italic" officeooo:rsid="000f17c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er procesos de red</text:p>
      <text:p text:style-name="P1"/>
      <text:p text:style-name="P2">1.- Verificar que estamos conectados a intertet, sea por cable o por wifi</text:p>
      <text:p text:style-name="P2"/>
      <text:p text:style-name="P3">2.- Instalar las herramientas de red</text:p>
      <text:p text:style-name="P3"/>
      <text:p text:style-name="P10">sudo apt-get install <text:span text:style-name="T1">y net-tools </text:span></text:p>
      <text:p text:style-name="P3"><text:span text:style-name="T1"/></text:p>
      <text:p text:style-name="P3"><text:span text:style-name="T1">3.- Ver que aplicaciones de red tenemos funcionando</text:span></text:p>
      <text:p text:style-name="P3"><text:span text:style-name="T1"/></text:p>
      <text:p text:style-name="P10"><text:span text:style-name="T1">sudo netstat -tupane</text:span></text:p>
      <text:p text:style-name="P3"><text:span text:style-name="T1"/></text:p>
      <text:p text:style-name="P3"><text:span text:style-name="T1">4.- Ver que ip y placa de red tengo y filtramos</text:span></text:p>
      <text:p text:style-name="P3"><text:span text:style-name="T1"/></text:p>
      <text:p text:style-name="P10"><text:span text:style-name="T1">ifconfig | grep -A3 -b3 192</text:span></text:p>
      <text:p text:style-name="P3"><text:span text:style-name="T1"/></text:p>
      <text:p text:style-name="P3"><text:span text:style-name="T1">5.- Activar apache </text:span></text:p>
      <text:p text:style-name="P3"><text:span text:style-name="T1"/></text:p>
      <text:p text:style-name="P10"><text:span text:style-name="T1">sudo systemctl start apache2</text:span></text:p>
      <text:p text:style-name="P3"><text:span text:style-name="T1"/></text:p>
      <text:p text:style-name="P3"><text:span text:style-name="T1">6.- Ver que puerto de red esta usando apache</text:span></text:p>
      <text:p text:style-name="P3"><text:span text:style-name="T1"/></text:p>
      <text:p text:style-name="P10"><text:span text:style-name="T1">sudo netstat -tupane | grep apache</text:span></text:p>
      <text:p text:style-name="P3"><text:span text:style-name="T1"/></text:p>
      <text:p text:style-name="P3"><text:span text:style-name="T1">7.- Hacer una consulta a apache desde la consola</text:span></text:p>
      <text:p text:style-name="P3"><text:span text:style-name="T1"/></text:p>
      <text:p text:style-name="P3"><text:span text:style-name="T1">** Primero instalar curl</text:span></text:p>
      <text:p text:style-name="P3"><text:span text:style-name="T1"/></text:p>
      <text:p text:style-name="P10"><text:span text:style-name="T1">sudo apt-get install -y curl</text:span></text:p>
      <text:p text:style-name="P3"><text:span text:style-name="T1"/></text:p>
      <text:p text:style-name="P3"><text:span text:style-name="T1">** Hacer la consulta</text:span></text:p>
      <text:p text:style-name="P3"><text:span text:style-name="T1"/></text:p>
      <text:p text:style-name="P10"><text:span text:style-name="T1">curl 127.0.0.1:80</text:span></text:p>
      <text:p text:style-name="P3"><text:span text:style-name="T1"/></text:p>
      <text:p text:style-name="P4"><text:span text:style-name="T1">8.- Ahora hacer una consul a apache pero por la ip de red que vimos en el punto 4. Esta si estan en un red tradicional deberia empezar por “192.168. “ .</text:span></text:p>
      <text:p text:style-name="P4"><text:span text:style-name="T1"/></text:p>
      <text:p text:style-name="P4"><text:span text:style-name="T1">COMENTARIO: No es la que termina en .255</text:span></text:p>
      <text:p text:style-name="P4"><text:span text:style-name="T1"/></text:p>
      <text:p text:style-name="P9"><text:span text:style-name="T1">curl &lt;poner mi ip&gt;</text:span></text:p>
      <text:p text:style-name="P4"><text:span text:style-name="T1"/></text:p>
      <text:p text:style-name="P4"><text:span text:style-name="T1">9.- Ahora vamos a ver que informacion no tira apache</text:span></text:p>
      <text:p text:style-name="P4"><text:span text:style-name="T1"/></text:p>
      <text:p text:style-name="P9"><text:span text:style-name="T1">curl -I 127.0.0.1:80</text:span></text:p>
      <text:p text:style-name="P4"><text:span text:style-name="T1"/></text:p>
      <text:p text:style-name="P7">Apagar al finalizar</text:p>
      <text:p text:style-name="P6"/>
      <text:p text:style-name="P5">Al terminar un ejecicio acordarse siempre de apagar todos los recursos que prendimos sino siguen consumiendo disco, ram y cpu.</text:p>
      <text:p text:style-name="P5"/>
      <text:p text:style-name="P5">1.- Apagar apache</text:p>
      <text:p text:style-name="P5"/>
      <text:p text:style-name="P8"><text:soft-page-break/>sudo systemctl stop apache2</text:p>
      <text:p text:style-name="P5"/>
      <text:p text:style-name="P5">2.- Desactivar al inicio apache2</text:p>
      <text:p text:style-name="P5"/>
      <text:p text:style-name="P8"><text:span text:style-name="T1">sudo systemctl disable apache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7T12:14:48.832709450</meta:creation-date>
    <meta:generator>LibreOffice/6.4.7.2$Linux_X86_64 LibreOffice_project/40$Build-2</meta:generator>
    <dc:date>2021-07-03T18:56:19.526567519</dc:date>
    <meta:editing-duration>PT9M40S</meta:editing-duration>
    <meta:editing-cycles>4</meta:editing-cycles>
    <meta:document-statistic meta:table-count="0" meta:image-count="0" meta:object-count="0" meta:page-count="2" meta:paragraph-count="28" meta:word-count="198" meta:character-count="1101" meta:non-whitespace-character-count="929"/>
  </office:meta>
</office:document-meta>
</file>